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style:contextual-spacing="false" fo:text-align="start" style:justify-single-word="false"/>
    </style:style>
    <style:style style:name="P13" style:family="paragraph" style:parent-style-name="Table_20_Contents">
      <style:paragraph-properties fo:margin-top="0in" fo:margin-bottom="0in" style: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style:contextual-spacing="false" fo:text-align="center" style:justify-single-word="false"/>
    </style:style>
    <style:style style:name="P15" style:family="paragraph" style:parent-style-name="Standard">
      <style:paragraph-properties fo:margin-top="0in" fo:margin-bottom="0in" style: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in" fo:margin-bottom="0in" style: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Heading_20_1" style:master-page-name="First_20_Page">
      <style:paragraph-properties style:page-number="auto"/>
    </style:style>
    <style:style style:name="P2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27"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28"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T1" style:family="text">
      <style:text-properties officeooo:rsid="00039a85"/>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0022a0" style:font-size-asian="8pt" style:font-size-complex="8pt"/>
    </style:style>
    <style:style style:name="T5" style:family="text">
      <style:text-properties fo:font-size="8pt" officeooo:rsid="000022a0"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039a85"/>
    </style:style>
    <style:style style:name="T11"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5224000" text:id="ct45224000">
          <text:deletion>
            <office:change-info>
              <dc:creator>David Harris</dc:creator>
              <dc:date>2016-01-31T17:11:00</dc:date>
            </office:change-info>
            <text:p text:style-name="Standard"><text:s/>the</text:p>
          </text:deletion>
        </text:changed-region>
        <text:changed-region xml:id="ct43194128" text:id="ct43194128">
          <text:insertion>
            <office:change-info>
              <dc:creator>David Harris</dc:creator>
              <dc:date>2016-01-31T17:12:00</dc:date>
            </office:change-info>
          </text:insertion>
        </text:changed-region>
        <text:changed-region xml:id="ct45325376" text:id="ct45325376">
          <text:insertion>
            <office:change-info>
              <dc:creator>David Harris</dc:creator>
              <dc:date>2016-01-31T17:12:00</dc:date>
            </office:change-info>
          </text:insertion>
        </text:changed-region>
        <text:changed-region xml:id="ct45324752" text:id="ct45324752">
          <text:insertion>
            <office:change-info>
              <dc:creator>David Harris</dc:creator>
              <dc:date>2016-01-31T17:13:00</dc:date>
            </office:change-info>
          </text:insertion>
        </text:changed-region>
        <text:changed-region xml:id="ct45324944" text:id="ct45324944">
          <text:deletion>
            <office:change-info>
              <dc:creator>David Harris</dc:creator>
              <dc:date>2016-01-31T17:13:00</dc:date>
            </office:change-info>
            <text:p text:style-name="Standard"><text:s/></text:p>
          </text:deletion>
        </text:changed-region>
        <text:changed-region xml:id="ct45276768" text:id="ct45276768">
          <text:deletion>
            <office:change-info>
              <dc:creator>David Harris</dc:creator>
              <dc:date>2016-01-31T17:13:00</dc:date>
            </office:change-info>
            <text:p text:style-name="Standard">&amp; ~</text:p>
          </text:deletion>
        </text:changed-region>
        <text:changed-region xml:id="ct45326304" text:id="ct45326304">
          <text:insertion>
            <office:change-info>
              <dc:creator>David Harris</dc:creator>
              <dc:date>2016-01-31T17:13:00</dc:date>
            </office:change-info>
          </text:insertion>
        </text:changed-region>
        <text:changed-region xml:id="ct45324352" text:id="ct45324352">
          <text:deletion>
            <office:change-info>
              <dc:creator>David Harris</dc:creator>
              <dc:date>2016-01-31T17:14:00</dc:date>
            </office:change-info>
            <text:p text:style-name="Standard">==</text:p>
          </text:deletion>
        </text:changed-region>
        <text:changed-region xml:id="ct45324544" text:id="ct45324544">
          <text:insertion>
            <office:change-info>
              <dc:creator>David Harris</dc:creator>
              <dc:date>2016-01-31T17:14:00</dc:date>
            </office:change-info>
          </text:insertion>
        </text:changed-region>
        <text:changed-region xml:id="ct43192096" text:id="ct43192096">
          <text:deletion>
            <office:change-info>
              <dc:creator>David Harris</dc:creator>
              <dc:date>2016-01-31T17:14:00</dc:date>
            </office:change-info>
            <text:p text:style-name="Standard">&amp; ~</text:p>
          </text:deletion>
        </text:changed-region>
        <text:changed-region xml:id="ct45325568" text:id="ct45325568">
          <text:insertion>
            <office:change-info>
              <dc:creator>David Harris</dc:creator>
              <dc:date>2016-01-31T17:14:00</dc:date>
            </office:change-info>
          </text:insertion>
        </text:changed-region>
        <text:changed-region xml:id="ct45325760" text:id="ct45325760">
          <text:deletion>
            <office:change-info>
              <dc:creator>David Harris</dc:creator>
              <dc:date>2016-01-31T17:14:00</dc:date>
            </office:change-info>
            <text:p text:style-name="Standard"><text:span text:style-name="T1"><text:s/></text:span></text:p>
          </text:deletion>
        </text:changed-region>
        <text:changed-region xml:id="ct43895296" text:id="ct43895296">
          <text:insertion>
            <office:change-info>
              <dc:creator>David Harris</dc:creator>
              <dc:date>2016-01-31T17:15:00</dc:date>
            </office:change-info>
          </text:insertion>
        </text:changed-region>
        <text:changed-region xml:id="ct57637040" text:id="ct57637040">
          <text:deletion>
            <office:change-info>
              <dc:creator>Balazs Racz</dc:creator>
              <dc:date>2016-02-05T11:29:00</dc:date>
            </office:change-info>
            <text:p text:style-name="Standard">it had just consumed </text:p>
          </text:deletion>
        </text:changed-region>
        <text:changed-region xml:id="ct77633600" text:id="ct77633600">
          <text:insertion>
            <office:change-info>
              <dc:creator>Balazs Racz</dc:creator>
              <dc:date>2016-02-05T11:29:00</dc:date>
            </office:change-info>
          </text:insertion>
        </text:changed-region>
        <text:changed-region xml:id="ct66023584" text:id="ct66023584">
          <text:insertion>
            <office:change-info>
              <dc:creator>Balazs Racz</dc:creator>
              <dc:date>2016-02-05T11:29:00</dc:date>
            </office:change-info>
          </text:insertion>
        </text:changed-region>
        <text:changed-region xml:id="ct59036592" text:id="ct59036592">
          <text:deletion>
            <office:change-info>
              <dc:creator>Balazs Racz</dc:creator>
              <dc:date>2016-02-05T11:30:00</dc:date>
            </office:change-info>
            <text:p text:style-name="Standard">it had just consumed </text:p>
          </text:deletion>
        </text:changed-region>
        <text:changed-region xml:id="ct68293440" text:id="ct68293440">
          <text:insertion>
            <office:change-info>
              <dc:creator>Balazs Racz</dc:creator>
              <dc:date>2016-02-05T11:30:00</dc:date>
            </office:change-info>
          </text:insertion>
        </text:changed-region>
        <text:changed-region xml:id="ct87357456" text:id="ct87357456">
          <text:insertion>
            <office:change-info>
              <dc:creator>Balazs Racz</dc:creator>
              <dc:date>2016-02-05T11:30:00</dc:date>
            </office:change-info>
          </text:insertion>
        </text:changed-region>
        <text:changed-region xml:id="ct43565056" text:id="ct43565056">
          <text:insertion>
            <office:change-info>
              <dc:creator>David Harris</dc:creator>
              <dc:date>2016-01-31T1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OpenLCB Standard defin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6">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7890561012293370102" text:style-name="L1">
        <text:list-item>
          <text:p text:style-name="P22">The OpenLCB Message Network Standard, which<text:span text:style-name="T8">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text:change text:change-id="ct45224000"/>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8">Event ID</text:span> Range” in the Data Content field refers to a range of <text:span text:style-name="T8">Event ID</text:span> values specified through a compare-under-mask operation. <text:s/>The low bit of the field defines the sign of the mask: a <text:change-start text:change-id="ct43194128"/><text:span text:style-name="T1">'</text:span><text:change-end text:change-id="ct43194128"/>1<text:change-start text:change-id="ct45325376"/><text:span text:style-name="T1">'</text:span><text:change-end text:change-id="ct45325376"/> least-significant bit indicates the mask is represented by 1<text:change-start text:change-id="ct45324752"/>-<text:change-end text:change-id="ct45324752"/><text:change text:change-id="ct45324944"/>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change text:change-id="ct45276768"/><text:change-start text:change-id="ct45326304"/><text:span text:style-name="T1">AND NOT</text:span><text:change-end text:change-id="ct45326304"/> mask) <text:change text:change-id="ct45324352"/><text:change-start text:change-id="ct45324544"/><text:span text:style-name="T1">EQUALS</text:span><text:change-end text:change-id="ct45324544"/> (R <text:change text:change-id="ct43192096"/><text:change-start text:change-id="ct45325568"/><text:span text:style-name="T1">AND NOT</text:span><text:change-end text:change-id="ct45325568"/><text:change text:change-id="ct45325760"/>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2">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2">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5810003340859723873" text:style-name="L2">
        <text:list-item>
          <text:p text:style-name="P23">Currently valid – the internal state of the consumer &amp; associated devices is known to be <text:change-start text:change-id="ct43895296"/><text:span text:style-name="T1">the </text:span><text:change-end text:change-id="ct43895296"/>same as if <text:change text:change-id="ct57637040"/>this <text:change-start text:change-id="ct77633600"/><text:span text:style-name="T11">was the last </text:span><text:change-end text:change-id="ct77633600"/>event<text:change-start text:change-id="ct66023584"/> <text:span text:style-name="T11">consumed</text:span><text:change-end text:change-id="ct66023584"/></text:p>
        </text:list-item>
        <text:list-item>
          <text:p text:style-name="P23">Currently invalid – the internal state of the consumer &amp; associated devices is known to not be the same as if <text:change text:change-id="ct59036592"/>this <text:change-start text:change-id="ct68293440"/><text:span text:style-name="T11">was the last </text:span><text:change-end text:change-id="ct68293440"/>event<text:change-start text:change-id="ct87357456"/> <text:span text:style-name="T11">consumed</text:span><text:change-end text:change-id="ct87357456"/></text:p>
        </text:list-item>
        <text:list-item>
          <text:p text:style-name="P23"><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2">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8">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2">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2">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14117640407336"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2">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8">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2">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2">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858635502927776294"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text:change-start text:change-id="ct43565056"/> <text:span text:style-name="T1">the </text:span><text:change-end text:change-id="ct43565056"/><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8">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8">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8">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8">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8">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2</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4</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6</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tracked-changes>
          <text:changed-region xml:id="ct57593296" text:id="ct57593296">
            <text:deletion>
              <office:change-info>
                <dc:creator>Balazs Racz</dc:creator>
                <dc:date>2016-02-05T11:02:00</dc:date>
              </office:change-info>
              <text:p text:style-name="MP2"><text:span text:style-name="Page_20_Number"><text:span text:style-name="MT2">2015</text:span></text:span></text:p>
            </text:deletion>
          </text:changed-region>
          <text:changed-region xml:id="ct59283456" text:id="ct59283456">
            <text:insertion>
              <office:change-info>
                <dc:creator>Balazs Racz</dc:creator>
                <dc:date>2016-02-05T11:02:00</dc:date>
              </office:change-info>
            </text:insertion>
          </text:changed-region>
          <text:changed-region xml:id="ct59557072" text:id="ct59557072">
            <text:deletion>
              <office:change-info>
                <dc:creator>Balazs Racz</dc:creator>
                <dc:date>2016-02-05T11:03:00</dc:date>
              </office:change-info>
              <text:p text:style-name="MP2"><text:span text:style-name="Page_20_Number"><text:span text:style-name="MT3">Feb 15, 2015</text:span></text:span></text:p>
            </text:deletion>
          </text:changed-region>
          <text:changed-region xml:id="ct67184864" text:id="ct67184864">
            <text:insertion>
              <office:change-info>
                <dc:creator>Balazs Racz</dc:creator>
                <dc:date>2016-02-05T11:03: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57593296"/><text:change-start text:change-id="ct59283456"/><text:span text:style-name="Page_20_Number"><text:span text:style-name="MT2"><text:user-defined style:data-style-name="N0" text:name="OLCByear">2016</text:user-defined></text:span></text:span><text:change-end text:change-id="ct5928345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change text:change-id="ct59557072"/><text:change-start text:change-id="ct67184864"/><text:span text:style-name="Page_20_Number"><text:span text:style-name="MT3"><text:user-defined style:data-style-name="N0" text:name="OLCBdate">Feb 6, 2016</text:user-defined></text:span></text:span><text:change-end text:change-id="ct67184864"/></text:p>
      </style:footer>
    </style:master-page>
    <style:master-page style:name="First_20_Page" style:display-name="First Page" style:page-layout-name="Mpm2" style:next-style-name="Standard">
      <style:header>
        <text:tracked-changes>
          <text:changed-region xml:id="ct82740128" text:id="ct82740128">
            <text:deletion>
              <office:change-info>
                <dc:creator>Balazs Racz</dc:creator>
                <dc:date>2016-02-05T11:02:00</dc:date>
              </office:change-info>
              <text:p text:style-name="MP6">Feb 15, 2015</text:p>
            </text:deletion>
          </text:changed-region>
          <text:changed-region xml:id="ct86877504" text:id="ct86877504">
            <text:insertion>
              <office:change-info>
                <dc:creator>Balazs Racz</dc:creator>
                <dc:date>2016-02-05T11:02:00</dc:date>
              </office:change-info>
            </text:insertion>
          </text:changed-region>
          <text:changed-region xml:id="ct57335616" text:id="ct57335616">
            <text:deletion>
              <office:change-info>
                <dc:creator>Balazs Racz</dc:creator>
                <dc:date>2016-02-05T11:02:00</dc:date>
              </office:change-info>
              <text:p text:style-name="MP6">Adopted</text:p>
            </text:deletion>
          </text:changed-region>
          <text:changed-region xml:id="ct86415488" text:id="ct86415488">
            <text:insertion>
              <office:change-info>
                <dc:creator>Balazs Racz</dc:creator>
                <dc:date>2016-02-05T11:0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366in" svg:y="0.0071in"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82740128"/><text:change-start text:change-id="ct86877504"/><text:user-defined style:data-style-name="N0" text:name="OLCBdate">Feb 6, 2016</text:user-defined><text:change-end text:change-id="ct86877504"/></text:p>
            </table:table-cell>
            <table:table-cell table:style-name="Table1.C1" office:value-type="string">
              <text:p text:style-name="MP6"><text:change text:change-id="ct57335616"/><text:change-start text:change-id="ct86415488"/><text:user-defined style:data-style-name="N0" text:name="OLCBstatus">Draft</text:user-defined><text:change-end text:change-id="ct86415488"/></text:p>
            </table:table-cell>
          </table:table-row>
        </table:table>
        <text:p text:style-name="Header"/>
      </style:header>
      <style:footer>
        <text:tracked-changes>
          <text:changed-region xml:id="ct76114416" text:id="ct76114416">
            <text:deletion>
              <office:change-info>
                <dc:creator>Balazs Racz</dc:creator>
                <dc:date>2016-02-05T11:02:00</dc:date>
              </office:change-info>
              <text:p text:style-name="MP7"><text:span text:style-name="Page_20_Number"><text:span text:style-name="MT2">2015</text:span></text:span></text:p>
            </text:deletion>
          </text:changed-region>
          <text:changed-region xml:id="ct66609520" text:id="ct66609520">
            <text:insertion>
              <office:change-info>
                <dc:creator>Balazs Racz</dc:creator>
                <dc:date>2016-02-05T11:02:00</dc:date>
              </office:change-info>
            </text:insertion>
          </text:changed-region>
          <text:changed-region xml:id="ct77698352" text:id="ct77698352">
            <text:deletion>
              <office:change-info>
                <dc:creator>Balazs Racz</dc:creator>
                <dc:date>2016-02-05T11:02:00</dc:date>
              </office:change-info>
              <text:p text:style-name="MP7"><text:span text:style-name="Page_20_Number"><text:span text:style-name="MT6">Feb 15, 2015</text:span></text:span></text:p>
            </text:deletion>
          </text:changed-region>
          <text:changed-region xml:id="ct60791088" text:id="ct60791088">
            <text:insertion>
              <office:change-info>
                <dc:creator>Balazs Racz</dc:creator>
                <dc:date>2016-02-05T11:02:00</dc:date>
              </office:change-info>
            </text:insertion>
          </text:changed-region>
        </text:tracked-changes>
        <text:p text:style-name="MP7"><text:span text:style-name="Page_20_Number"><text:span text:style-name="MT1">Copyright </text:span></text:span><text:span text:style-name="Page_20_Number"><text:span text:style-name="MT2">2011-</text:span></text:span><text:change text:change-id="ct76114416"/><text:change-start text:change-id="ct66609520"/><text:span text:style-name="Page_20_Number"><text:span text:style-name="MT2"><text:user-defined style:data-style-name="N0" text:name="OLCByear">2016</text:user-defined></text:span></text:span><text:change-end text:change-id="ct6660952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change text:change-id="ct77698352"/><text:change-start text:change-id="ct60791088"/><text:span text:style-name="Page_20_Number"><text:span text:style-name="MT6"><text:user-defined style:data-style-name="N0" text:name="OLCBdate">Feb 6, 2016</text:user-defined></text:span></text:span><text:change-end text:change-id="ct60791088"/></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0</meta:editing-cycles>
    <meta:editing-duration>P4DT5H53M36S</meta:editing-duration>
    <meta:generator>LibreOffice/4.2.8.2$Linux_X86_64 LibreOffice_project/420m0$Build-2</meta:generator>
    <dc:date>2016-02-05T11:41:15.471539540</dc:date>
    <dc:creator>Balazs Racz</dc:creator>
    <meta:keyword>Event Transport</meta:keyword>
    <meta:document-statistic meta:table-count="10" meta:image-count="1" meta:object-count="0" meta:page-count="7" meta:paragraph-count="212" meta:word-count="2017" meta:character-count="12497" meta:non-whitespace-character-count="10615"/>
    <meta:user-defined meta:name="OLCBdate">Feb 6, 2016</meta:user-defined>
    <meta:user-defined meta:name="OLCBstatus">Draft</meta:user-defined>
    <meta:user-defined meta:name="OLCByear">2016</meta:user-defined>
  </office:meta>
</office:document-meta>
</file>